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20000009D76FC29C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5cm"/>
    </style:style>
    <style:style style:name="gr4" style:family="graphic" style:parent-style-name="standard">
      <style:graphic-properties draw:stroke="none" svg:stroke-color="#000000" draw:fill="none" draw:fill-color="#ffffff" draw:auto-grow-height="true" draw:auto-grow-width="false" fo:max-height="0cm" fo:min-height="1.55cm"/>
    </style:style>
    <style:style style:name="pr1" style:family="presentation" style:parent-style-name="postmaster-notes">
      <style:graphic-properties draw:fill-color="#ffffff" fo:min-height="13.364cm"/>
    </style:style>
    <style:style style:name="pr2" style:family="presentation" style:parent-style-name="postmaster-title">
      <style:graphic-properties draw:auto-grow-height="true" fo:min-height="2.563cm"/>
    </style:style>
    <style:style style:name="pr3" style:family="presentation" style:parent-style-name="postmaster-outline1">
      <style:graphic-properties fo:min-height="11.929cm"/>
    </style:style>
    <style:style style:name="P1" style:family="paragraph">
      <style:paragraph-properties fo:text-align="center"/>
    </style:style>
    <style:style style:name="P2" style:family="paragraph">
      <style:paragraph-properties fo:text-align="center"/>
      <style:text-properties fo:font-size="44pt" fo:font-weight="bold" style:font-size-asian="44pt" style:font-weight-asian="bold" style:font-size-complex="44pt" style:font-weight-complex="bold"/>
    </style:style>
    <style:style style:name="P3" style:family="paragraph">
      <style:paragraph-properties fo:text-align="start"/>
    </style:style>
    <style:style style:name="P4" style:family="paragraph">
      <style:paragraph-properties fo:text-align="center"/>
      <style:text-properties fo:font-size="24pt" fo:font-weight="bold" style:font-size-asian="24pt" style:font-weight-asian="bold" style:font-size-complex="24pt" style:font-weight-complex="bold"/>
    </style:style>
    <style:style style:name="P5" style:family="paragraph">
      <style:paragraph-properties fo:text-align="start"/>
      <style:text-properties fo:font-size="44pt" fo:font-weight="bold" style:font-size-asian="44pt" style:font-weight-asian="bold" style:font-size-complex="44pt" style:font-weight-complex="bold"/>
    </style:style>
    <style:style style:name="P6" style:family="paragraph">
      <style:text-properties fo:font-size="20pt"/>
    </style:style>
    <style:style style:name="P7" style:family="paragraph">
      <style:paragraph-properties fo:margin-top="0cm" fo:margin-bottom="0.8cm"/>
    </style:style>
    <style:style style:name="P8" style:family="paragraph">
      <style:paragraph-properties fo:margin-top="0cm" fo:margin-bottom="0.2cm"/>
    </style:style>
    <style:style style:name="P9" style:family="paragraph">
      <style:paragraph-properties fo:margin-top="0cm" fo:margin-bottom="0.1cm"/>
    </style:style>
    <style:style style:name="P10" style:family="paragraph">
      <style:paragraph-properties fo:margin-left="0cm" fo:margin-right="0cm" fo:text-indent="0cm"/>
    </style:style>
    <style:style style:name="P11" style:family="paragraph">
      <style:paragraph-properties fo:margin-left="2.15cm" fo:margin-right="0cm" fo:text-indent="0cm"/>
    </style:style>
    <style:style style:name="P12" style:family="paragraph">
      <style:text-properties fo:font-size="18pt"/>
    </style:style>
    <style:style style:name="P13" style:family="paragraph">
      <style:paragraph-properties fo:margin-top="0cm" fo:margin-bottom="0.3cm"/>
    </style:style>
    <style:style style:name="P14" style:family="paragraph">
      <style:paragraph-properties fo:margin-left="1.2cm" fo:margin-right="0cm" fo:margin-top="0cm" fo:margin-bottom="0.2cm" fo:text-indent="0cm"/>
    </style:style>
    <style:style style:name="P15" style:family="paragraph">
      <style:paragraph-properties fo:margin-left="1.2cm" fo:margin-right="0cm" fo:margin-top="0cm" fo:margin-bottom="0.3cm" fo:text-indent="0cm"/>
    </style:style>
    <style:style style:name="P16" style:family="paragraph">
      <style:paragraph-properties fo:margin-left="1.9cm" fo:margin-right="0cm" fo:margin-top="0cm" fo:margin-bottom="0.2cm" fo:text-indent="0cm"/>
    </style:style>
    <style:style style:name="P17" style:family="paragraph">
      <style:paragraph-properties fo:margin-left="2.6cm" fo:margin-right="0cm" fo:margin-top="0cm" fo:margin-bottom="0.2cm" fo:text-indent="0cm"/>
    </style:style>
    <style:style style:name="P18" style:family="paragraph">
      <style:paragraph-properties fo:margin-top="0cm" fo:margin-bottom="0.6cm"/>
    </style:style>
    <style:style style:name="P19" style:family="paragraph">
      <style:paragraph-properties fo:margin-left="2.2cm" fo:margin-right="0cm" fo:text-indent="0cm"/>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color="#808080" fo:font-style="italic" fo:font-weight="bold" style:font-style-asian="italic" style:font-weight-asian="bold" style:font-style-complex="italic" style:font-weight-complex="bold"/>
    </style:style>
    <style:style style:name="T6" style:family="text">
      <style:text-properties fo:font-size="22pt" style:font-size-asian="22pt" style:font-size-complex="22pt"/>
    </style:style>
    <style:style style:name="T7" style:family="text">
      <style:text-properties fo:font-size="20pt" style:font-size-asian="20pt" style:font-size-complex="20pt"/>
    </style:style>
    <style:style style:name="T8" style:family="text">
      <style:text-properties fo:font-size="24pt" style:font-size-asian="24pt" style:font-size-complex="24pt"/>
    </style:style>
    <style:style style:name="T9" style:family="text">
      <style:text-properties fo:color="#808080" fo:font-size="24pt" fo:font-style="italic" fo:font-weight="bold" style:font-size-asian="24pt" style:font-style-asian="italic" style:font-weight-asian="bold" style:font-size-complex="24pt" style:font-style-complex="italic" style:font-weight-complex="bold"/>
    </style:style>
    <style:style style:name="T10"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1" style:family="text">
      <style:text-properties fo:font-size="16pt" style:font-size-asian="16pt" style:font-size-complex="16pt"/>
    </style:style>
    <style:style style:name="T12" style:family="text">
      <style:text-properties fo:color="#808080" fo:font-size="22pt" fo:font-style="italic" fo:font-weight="bold" style:font-size-asian="22pt" style:font-style-asian="italic" style:font-weight-asian="bold" style:font-size-complex="22pt" style:font-style-complex="italic" style:font-weight-complex="bold"/>
    </style:style>
    <style:style style:name="T13" style:family="text">
      <style:text-properties fo:font-size="18pt"/>
    </style:style>
    <style:style style:name="T14" style:family="text">
      <style:text-properties fo:font-size="28pt" fo:font-weight="bold" style:font-size-asian="28pt" style:font-weight-asian="bold" style:font-size-complex="28pt" style:font-weight-complex="bold"/>
    </style:style>
    <style:style style:name="T15" style:family="text">
      <style:text-properties fo:color="#000000" fo:font-size="22pt" fo:font-style="normal" fo:font-weight="normal" style:font-size-asian="22pt" style:font-style-asian="normal" style:font-weight-asian="normal" style:font-size-complex="22pt" style:font-style-complex="normal" style:font-weight-complex="normal"/>
    </style:style>
    <style:style style:name="T16" style:family="text">
      <style:text-properties fo:font-size="18pt" style:font-size-asian="18pt" style:font-size-complex="18pt"/>
    </style:style>
    <style:style style:name="T17"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18" style:family="text">
      <style:text-properties fo:color="#000000" fo:font-size="20pt" fo:font-style="normal" fo:font-weight="normal" style:font-size-asian="20pt" style:font-style-asian="normal" style:font-weight-asian="normal" style:font-size-complex="20pt" style:font-style-complex="normal" style:font-weight-complex="normal"/>
    </style:style>
    <style:style style:name="T19" style:family="text">
      <style:text-properties fo:color="#000000" fo:font-size="26pt" fo:font-style="italic" fo:font-weight="bold" style:font-size-asian="26pt" style:font-style-asian="italic" style:font-weight-asian="bold" style:font-size-complex="26pt" style:font-style-complex="italic" style:font-weight-complex="bold"/>
    </style:style>
    <style:style style:name="T20" style:family="text">
      <style:text-properties fo:color="#808080" fo:font-size="28pt" fo:font-style="italic" fo:font-weight="bold" style:font-size-asian="28pt" style:font-style-asian="italic" style:font-weight-asian="bold" style:font-size-complex="28pt" style:font-style-complex="italic"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stmaster" presentation:presentation-page-layout-name="AL1T0">
        <office:forms form:automatic-focus="false" form:apply-design-mode="false"/>
        <draw:frame draw:style-name="gr1" draw:text-style-name="P2" draw:layer="layout" svg:width="13.8cm" svg:height="1.991cm" svg:x="7.6cm" svg:y="9.009cm">
          <draw:text-box>
            <text:p text:style-name="P1"><text:span text:style-name="T1">Groovy Academy</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ostmaster">
        <office:forms form:automatic-focus="false" form:apply-design-mode="false"/>
        <draw:frame draw:style-name="gr1" draw:text-style-name="P4" draw:layer="layout" svg:width="13.8cm" svg:height="4.388cm" svg:x="2cm" svg:y="5.609cm">
          <draw:text-box>
            <text:p text:style-name="P1"><text:span text:style-name="T2">Fabian Förster</text:span></text:p>
            <text:list text:style-name="L1">
              <text:list-item>
                <text:p text:style-name="P3"><text:span text:style-name="T3">Seit 1998 Entwickler</text:span></text:p>
                <text:list>
                  <text:list-item>
                    <text:p text:style-name="P3"><text:span text:style-name="T3">E-Post (seit ...)</text:span></text:p>
                  </text:list-item>
                </text:list>
              </text:list-item>
              <text:list-item>
                <text:p text:style-name="P3"><text:span text:style-name="T3">Schwerpunkt Java &amp; Groovy</text:span></text:p>
              </text:list-item>
              <text:list-item>
                <text:p text:style-name="P3"><text:span text:style-name="T3">Speaker by: Groovy ...</text:span></text:p>
              </text:list-item>
            </text:list>
          </draw:text-box>
        </draw:frame>
        <draw:frame draw:style-name="gr1" draw:text-style-name="P4" draw:layer="layout" svg:width="13.8cm" svg:height="5.98cm" svg:x="13.4cm" svg:y="12.42cm">
          <draw:text-box>
            <text:p text:style-name="P1"><text:span text:style-name="T2">Sven Ehmann</text:span></text:p>
            <text:list text:style-name="L1">
              <text:list-item>
                <text:p text:style-name="P3"><text:span text:style-name="T3">Seit 2003 Entwickler</text:span></text:p>
                <text:list>
                  <text:list-item>
                    <text:p text:style-name="P3"><text:span text:style-name="T3">Electric Paper</text:span></text:p>
                  </text:list-item>
                  <text:list-item>
                    <text:p text:style-name="P3"><text:span text:style-name="T3">Brands4Friends (eBay)</text:span></text:p>
                  </text:list-item>
                  <text:list-item>
                    <text:p text:style-name="P3"><text:span text:style-name="T3">E-Post (seit 10.2013)</text:span></text:p>
                  </text:list-item>
                </text:list>
              </text:list-item>
              <text:list-item>
                <text:p text:style-name="P3"><text:span text:style-name="T3">Schwerpunkt: Java &amp; Scala</text:span><text:span text:style-name="T4"> &amp; Groovy</text:span></text:p>
              </text:list-item>
              <text:list-item>
                <text:p text:style-name="P3"><text:span text:style-name="T3">Meetup: „Agile Developer Berlin“</text:span></text:p>
              </text:list-item>
            </text:list>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Agenda</text:span></text:p>
          </draw:text-box>
        </draw:frame>
        <draw:frame presentation:style-name="pr3" draw:layer="layout" svg:width="25.199cm" svg:height="12.179cm" svg:x="1.4cm" svg:y="4.914cm" presentation:class="outline">
          <draw:text-box>
            <text:list text:style-name="L2">
              <text:list-item>
                <text:p>Goals</text:p>
              </text:list-item>
              <text:list-item>
                <text:p>„Was wollen wir nicht“</text:p>
              </text:list-item>
              <text:list-item>
                <text:p>Tools &amp; Frameworks (Vorstellung &amp; Übung)</text:p>
                <text:list>
                  <text:list-item>
                    <text:p>GVM</text:p>
                  </text:list-item>
                  <text:list-item>
                    <text:p>Gradle </text:p>
                  </text:list-item>
                  <text:list-item>
                    <text:p>Lazybones, Ratpack</text:p>
                  </text:list-item>
                </text:list>
              </text:list-item>
              <text:list-item>
                <text:p>Groovy Koans (Coding Session)</text:p>
              </text:list-item>
              <text:list-item>
                <text:p>Battleship (Coding Session)</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oals</text:span></text:p>
          </draw:text-box>
        </draw:frame>
        <draw:frame presentation:style-name="pr3" draw:layer="layout" svg:width="25.199cm" svg:height="12.179cm" svg:x="1.4cm" svg:y="4.914cm" presentation:class="outline">
          <draw:text-box>
            <text:list text:style-name="L2">
              <text:list-item>
                <text:p>Mit Gradle ein Groovy Projekt aufsetzen</text:p>
              </text:list-item>
              <text:list-item>
                <text:p>Grundkenntnisse in Groovy</text:p>
                <text:list>
                  <text:list-item>
                    <text:p>Sprachfeatures: JSON, Collections, ...</text:p>
                  </text:list-item>
                </text:list>
              </text:list-item>
              <text:list-item>
                <text:p>Grundkenntnisse in Ratpack</text:p>
                <text:list>
                  <text:list-item>
                    <text:p>Handler, Modul-Binding, Registery...</text:p>
                  </text:list-item>
                </text:list>
              </text:list-item>
              <text:list-item>
                <text:p>Web-App Battleship</text:p>
              </text:list-item>
              <text:list-item>
                <text:p>Testen mit Spock</text:p>
              </text:list-item>
            </text:list>
          </draw:text-box>
        </draw:frame>
        <presentation:notes draw:style-name="dp2">
          <draw:page-thumbnail draw:style-name="gr2"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text:span><text:span text:style-name="T1">Was wollen wir nicht“</text:span></text:p>
          </draw:text-box>
        </draw:frame>
        <draw:frame presentation:style-name="pr3" draw:layer="layout" svg:width="25.199cm" svg:height="12.179cm" svg:x="1.4cm" svg:y="4.914cm" presentation:class="outline">
          <draw:text-box>
            <text:list text:style-name="L2">
              <text:list-item>
                <text:p>Bashing<text:line-break/>Java8 &lt;&gt; Groovy &lt;&gt; Scala</text:p>
              </text:list-item>
              <text:list-item>
                <text:p>Bashing<text:line-break/>Play &lt;&gt; Ratpack</text:p>
              </text:list-item>
              <text:list-item>
                <text:p>Groovy: optional typed and dynamic</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2.179cm" svg:x="1.4cm" svg:y="4.914cm" presentation:class="outline">
          <draw:text-box>
            <text:p>GVM is a command line tool for managing parallel Versions of multiple Software Development Kits on most Unix based systems.</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3.886cm" svg:x="1.4cm" svg:y="4.914cm" presentation:class="outline" presentation:user-transformed="true">
          <draw:text-box>
            <text:list text:style-name="L2">
              <text:list-item>
                <text:p text:style-name="P7">GVM install<text:line-break/><text:span text:style-name="T5">curl -s get.gvmtool.net | bash</text:span></text:p>
              </text:list-item>
              <text:list-item>
                <text:p text:style-name="P7">Gradle install<text:line-break/><text:span text:style-name="T5">gvm install gradle</text:span><text:span text:style-name="T5"><text:line-break/></text:span><text:span text:style-name="T5">gvm list gradle</text:span><text:span text:style-name="T5"><text:line-break/></text:span><text:span text:style-name="T6">See all possible versions, current installed version and as default set version</text:span><text:span text:style-name="T7"><text:line-break/></text:span><text:span text:style-name="T7"><text:line-break/></text:span><text:span text:style-name="T5">gvm install gradle 2.2</text:span><text:span text:style-name="T5"><text:line-break/></text:span><text:span text:style-name="T5">gvm use gradle 2.2</text:span><text:span text:style-name="T5"><text:line-break/></text:span><text:span text:style-name="T8">switch the candidate version for the current shell only.</text:span><text:span text:style-name="T5"><text:line-break/></text:span><text:span text:style-name="T5">gvm default gradle 2.2</text:span><text:span text:style-name="T9"><text:line-break/></text:span><text:span text:style-name="T6">switch permanent to version</text:span><text:span text:style-name="T5"><text:line-break/></text:span><text:span text:style-name="T5">gvm uninstall gradle 2.2</text:span></text:p>
              </text:list-item>
            </text:list>
            <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8"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1.686cm" svg:x="1.4cm" svg:y="4.914cm" presentation:class="outline" presentation:user-transformed="true">
          <draw:text-box>
            <text:list text:style-name="L2">
              <text:list-item>
                <text:p text:style-name="P7">Other helpfull GVM commands:<text:line-break/><text:span text:style-name="T5">gvm current</text:span><text:line-break/><text:span text:style-name="T6">To see what is currently in use for all candidates</text:span><text:span text:style-name="T6"><text:line-break/></text:span><text:span text:style-name="T5">gvm help</text:span></text:p>
              </text:list-item>
              <text:list-item>
                <text:p text:style-name="P7">GVM uninstall<text:line-break/><text:span text:style-name="T5">rm -rf ~./gvm</text:span><text:span text:style-name="T5"><text:line-break/></text:span><text:span text:style-name="T5">remove from ~/.bashrc, ~/.profile and ~/.zshrc</text:span><text:span text:style-name="T5"><text:line-break/></text:span><text:span text:style-name="T10">#THIS MUST BE AT THE END OF THE FILE FOR GVM TO WORK!!!</text:span><text:span text:style-name="T10"><text:line-break/></text:span><text:span text:style-name="T10">[[ -s "/home/sven/.gvm/bin/gvm-init.sh" ]] &amp;&amp; source "/home/sven/.gvm/bin/gvm-init.sh"</text:span><text:span text:style-name="T7"><text:line-break/></text:span><text:span text:style-name="T7"><text:line-break/></text:span><text:span text:style-name="T7"/></text:p>
              </text:list-item>
            </text:list>
            <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text:span></text:p>
          </draw:text-box>
        </draw:frame>
        <draw:frame presentation:style-name="pr3" draw:layer="layout" svg:width="25.199cm" svg:height="13.886cm" svg:x="1.4cm" svg:y="4.914cm" presentation:class="outline" presentation:user-transformed="true">
          <draw:text-box>
            <text:list text:style-name="L2">
              <text:list-item>
                <text:p text:style-name="P8">What is Gradle ?<text:line-break/><text:span text:style-name="T6">A very flexible general purpose build tool like … .</text:span><text:span text:style-name="T6"><text:line-break/></text:span><text:span text:style-name="T6">- powerful support for multi-project builds</text:span><text:span text:style-name="T6"><text:line-break/></text:span><text:span text:style-name="T6">- powerful dependency management</text:span><text:span text:style-name="T6"><text:line-break/></text:span><text:span text:style-name="T6">- full support of existing Maven or Ivy repository</text:span><text:span text:style-name="T6"><text:line-break/></text:span><text:span text:style-name="T6">- Groovy build scripts</text:span></text:p>
              </text:list-item>
              <text:list-item>
                <text:p text:style-name="P8">Gradle install</text:p>
                <text:list>
                  <text:list-item>
                    <text:p text:style-name="P9"><text:span text:style-name="T6">Download </text:span><text:span text:style-name="T11">binary only distribution</text:span><text:span text:style-name="T6">: </text:span><text:span text:style-name="T6"><text:a xlink:href="http://gradle.org/gradle-download/" xlink:type="simple">http://gradle.org/gradle-download/</text:a></text:span></text:p>
                  </text:list-item>
                  <text:list-item>
                    <text:p text:style-name="P9"><text:span text:style-name="T6">Unpacking</text:span></text:p>
                  </text:list-item>
                  <text:list-item>
                    <text:p text:style-name="P9"><text:span text:style-name="T6">export GRADLE_HOME to the path that you unpack binary and add GRADLE_HOME/bin to your PATH variable</text:span></text:p>
                  </text:list-item>
                  <text:list-item>
                    <text:p text:style-name="P9"><text:span text:style-name="T6">check install by: </text:span><text:span text:style-name="T12">gradle -v</text:span></text:p>
                  </text:list-item>
                  <text:list-item>
                    <text:p text:style-name="P9"><text:span text:style-name="T6">additional options can be set within GRADLE_OPTS</text:span></text:p>
                  </text:list-item>
                </text:list>
              </text:list-item>
            </text:list>
            <text:p/>
          </draw:text-box>
        </draw:frame>
        <draw:frame draw:style-name="gr3" draw:text-style-name="P12" draw:layer="layout" svg:width="19cm" svg:height="1.673cm" svg:x="1.4cm" svg:y="18.8cm">
          <draw:text-box>
            <text:p text:style-name="P10"><text:span text:style-name="T13">Quelle: </text:span><text:span text:style-name="T13"><text:a xlink:href="https://docs.gradle.org/current/userguide/introduction.html" xlink:type="simple">https://docs.gradle.org/current/userguide/introduction.html</text:a></text:span></text:p>
            <text:p text:style-name="P11"><text:span text:style-name="T13"><text:a xlink:href="https://docs.gradle.org/current/userguide/installation.html" xlink:type="simple">https://docs.gradle.org/current/userguide/installation.html</text:a></text:span></text:p>
          </draw:text-box>
        </draw:frame>
        <presentation:notes draw:style-name="dp2">
          <draw:page-thumbnail draw:style-name="gr2"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0"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first steps</text:span></text:p>
          </draw:text-box>
        </draw:frame>
        <draw:frame presentation:style-name="pr3" draw:text-style-name="P8" draw:layer="layout" svg:width="24.4cm" svg:height="13.686cm" svg:x="1.4cm" svg:y="4.914cm" presentation:class="outline" presentation:user-transformed="true">
          <draw:text-box>
            <text:list text:style-name="L2">
              <text:list-item>
                <text:p text:style-name="P13"><text:span text:style-name="T6">run </text:span><text:span text:style-name="T12">gradle</text:span></text:p>
              </text:list-item>
              <text:list-item>
                <text:p text:style-name="P13"><text:span text:style-name="T6">run </text:span><text:span text:style-name="T12">gradle tasks</text:span><text:span text:style-name="T12"><text:line-break/></text:span><text:span text:style-name="T6">display the „default“ tasks of every gradle projec</text:span><text:span text:style-name="T15">t, e.g. init &amp; wrapper </text:span></text:p>
              </text:list-item>
              <text:list-item>
                <text:p text:style-name="P13"><text:span text:style-name="T6">create </text:span><text:span text:style-name="T12">build.gradle</text:span><text:span text:style-name="T6"> script by </text:span><text:span text:style-name="T12">gradle init</text:span><text:span text:style-name="T15"> (Notice: all lines in comment !!!)</text:span><text:span text:style-name="T6"><text:line-break/></text:span><text:span text:style-name="T6">add </text:span><text:span text:style-name="T12">task hugo &lt;&lt; { println 'hugo task running' }</text:span><text:span text:style-name="T12"><text:line-break/></text:span><text:span text:style-name="T6">run </text:span><text:span text:style-name="T12">gradle -q hugo</text:span></text:p>
              </text:list-item>
              <text:list-item>
                <text:p text:style-name="P13"><text:span text:style-name="T12">-q</text:span><text:span text:style-name="T6"> suppress Gradle's log messages</text:span></text:p>
              </text:list-item>
              <text:list-item>
                <text:p text:style-name="P13"><text:span text:style-name="T6">Build script are (Groovy) code !</text:span></text:p>
              </text:list-item>
              <text:list-item>
                <text:p text:style-name="P13"><text:span text:style-name="T6">Add </text:span><text:span text:style-name="T12">task boss { println „I'm the boss“ }</text:span><text:span text:style-name="T12"><text:line-break/></text:span><text:span text:style-name="T6">run </text:span><text:span text:style-name="T12">gradle -q</text:span><text:span text:style-name="T12"><text:line-break/></text:span><text:span text:style-name="T6">change task boss: </text:span><text:span text:style-name="T12">task boss &lt;&lt; { println „I'm the boss“ }</text:span><text:span text:style-name="T12"><text:line-break/></text:span><text:span text:style-name="T6">run </text:span><text:span text:style-name="T12">gradle -q</text:span><text:span text:style-name="T12"><text:line-break/></text:span><text:span text:style-name="T6">all tasks without </text:span><text:span text:style-name="T12">&lt;&lt;</text:span><text:span text:style-name="T6"> operator run by default</text:span></text:p>
              </text:list-item>
              <text:list-item>
                <text:p text:style-name="P8"><text:span text:style-name="T6">define default tasks, executed if no other tasks are specified</text:span></text:p>
              </text:list-item>
            </text:list>
            <text:p text:style-name="P14"><text:span text:style-name="T12">defaultTasks 'hugo', 'boss'</text:span></text:p>
            <text:p/>
          </draw:text-box>
        </draw:frame>
        <draw:frame draw:style-name="gr1" draw:text-style-name="P12" draw:layer="layout" svg:width="21.4cm" svg:height="0.962cm" svg:x="1.4cm" svg:y="19.238cm">
          <draw:text-box>
            <text:p><text:span text:style-name="T13">Quelle: </text:span><text:span text:style-name="T16"><text:a xlink:href="https://docs.gradle.org/current/userguide/tutorial_using_tasks.html" xlink:type="simple">https://docs.gradle.org/current/userguide/tutorial_using_tasks.html</text:a></text:span></text:p>
          </draw:text-box>
        </draw:frame>
        <presentation:notes draw:style-name="dp2">
          <draw:page-thumbnail draw:style-name="gr2"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1"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Build script are (Groovy) code !</text:span></text:p>
          </draw:text-box>
        </draw:frame>
        <draw:frame presentation:style-name="pr3" draw:text-style-name="P13" draw:layer="layout" svg:width="22.1cm" svg:height="13.686cm" svg:x="1.4cm" svg:y="4.914cm" presentation:class="outline" presentation:user-transformed="true">
          <draw:text-box>
            <text:list text:style-name="L2">
              <text:list-item>
                <text:p text:style-name="P13"><text:span text:style-name="T6">Live Coding (use the </text:span><text:span text:style-name="T12">-b</text:span><text:span text:style-name="T6"> option to select another build file)</text:span></text:p>
              </text:list-item>
            </text:list>
            <text:p text:style-name="P15"><text:span text:style-name="T12">task upper &lt;&lt; { </text:span><text:span text:style-name="T12"><text:line-break/></text:span><text:span text:style-name="T12"><text:tab/></text:span><text:span text:style-name="T12">String someString = 'my_nAMe'; </text:span><text:span text:style-name="T12"><text:line-break/></text:span><text:span text:style-name="T12"><text:tab/></text:span><text:span text:style-name="T12">println "Original: $someString";</text:span><text:span text:style-name="T12"><text:line-break/></text:span><text:span text:style-name="T12"><text:tab/></text:span><text:span text:style-name="T12">println "Upper case: ${someString.toUpperCase()}"</text:span><text:span text:style-name="T12"><text:line-break/></text:span><text:span text:style-name="T12">}</text:span></text:p>
            <text:p text:style-name="P15"><text:span text:style-name="T12">task intro( dependsOn: count ) &lt;&lt; { println "I\'m Gradle" }</text:span></text:p>
            <text:p text:style-name="P15"><text:span text:style-name="T12">task count &lt;&lt; { 4.times { print " $it " } }</text:span></text:p>
            <text:list text:continue-numbering="true" text:style-name="L2">
              <text:list-item>
                <text:p text:style-name="P8"><text:span text:style-name="T6">Lazy dependency</text:span><text:span text:style-name="T6"><text:line-break/></text:span><text:span text:style-name="T6">The dependency of task X to task Y is declared before task Y is defined. Means, task must not be in ordering.</text:span></text:p>
              </text:list-item>
              <text:list-item>
                <text:p text:style-name="P8"><text:span text:style-name="T6">Dynamic Tasks</text:span></text:p>
              </text:list-item>
            </text:list>
            <text:p text:style-name="P14"><text:span text:style-name="T12">4.times { counter -&gt; </text:span></text:p>
            <text:p text:style-name="P16"><text:span text:style-name="T12">task "dynamicTask$counter" &lt;&lt; { </text:span></text:p>
            <text:p text:style-name="P17"><text:span text:style-name="T12">println "I'm dynamic task number $counter“ }</text:span></text:p>
            <text:p text:style-name="P16"><text:span text:style-name="T12">};</text:span></text:p>
            <text:p text:style-name="P14"><text:span text:style-name="T12">dynamicTask0.dependsOn dynamicTask2,dynamicTask3</text:span></text:p>
            <text:p/>
          </draw:text-box>
        </draw:frame>
        <draw:frame draw:style-name="gr1" draw:text-style-name="P12" draw:layer="layout" svg:width="21.4cm" svg:height="0.962cm" svg:x="1.4cm" svg:y="19.238cm">
          <draw:text-box>
            <text:p><text:span text:style-name="T13">Quelle: </text:span><text:span text:style-name="T16"><text:a xlink:href="https://docs.gradle.org/current/userguide/tutorial_using_tasks.html" xlink:type="simple">https://docs.gradle.org/current/userguide/tutorial_using_tasks.html</text:a></text:span></text:p>
          </draw:text-box>
        </draw:frame>
        <presentation:notes draw:style-name="dp2">
          <draw:page-thumbnail draw:style-name="gr2"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2"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Wrapper, Daemon</text:span></text:p>
          </draw:text-box>
        </draw:frame>
        <draw:frame presentation:style-name="pr3" draw:text-style-name="P8" draw:layer="layout" svg:width="24.4cm" svg:height="12.18cm" svg:x="1.4cm" svg:y="4.914cm" presentation:class="outline" presentation:user-transformed="true">
          <draw:text-box>
            <text:p text:style-name="P18"><text:span text:style-name="T17">The Gradle Wrapper is the preferred way of starting a Gradle build. When you start a Gradle build via the wrapper, Gradle will be automatically downloaded and used to run the build.</text:span></text:p>
            <text:list text:style-name="L2">
              <text:list-item>
                <text:p text:style-name="P8"><text:span text:style-name="T18">The wrapper should checked into version control.</text:span></text:p>
              </text:list-item>
              <text:list-item>
                <text:p text:style-name="P8"><text:span text:style-name="T18">Anyone can work, without needing to install Gradle beforehand</text:span></text:p>
              </text:list-item>
              <text:list-item>
                <text:p text:style-name="P8"><text:span text:style-name="T18">Wrapper guaranteed to use the version of Gradle that the build was designed to work with</text:span></text:p>
              </text:list-item>
            </text:list>
            <text:p text:style-name="P8"><text:span text:style-name="T19">Daemon</text:span></text:p>
            <text:p text:style-name="P8"><text:span text:style-name="T17">It is strongly recommended that the Gradle Daemon be enabled on all developer machines.</text:span></text:p>
            <text:list text:continue-numbering="true" text:style-name="L2">
              <text:list-item>
                <text:p text:style-name="P8"><text:span text:style-name="T18">- add org.gradle.daemon=true to the GRADLE_HOME/gradle.properties file</text:span></text:p>
              </text:list-item>
            </text:list>
            <text:p/>
          </draw:text-box>
        </draw:frame>
        <draw:frame draw:style-name="gr4" draw:text-style-name="P12" draw:layer="layout" svg:width="21.4cm" svg:height="1.8cm" svg:x="1.4cm" svg:y="18.4cm">
          <draw:text-box>
            <text:p><text:span text:style-name="T13">Quelle: </text:span><text:span text:style-name="T16"><text:a xlink:href="https://docs.gradle.org/current/userguide/gradle_wrapper.html" xlink:type="simple">https://docs.gradle.org/current/userguide/gradle_wrapper.html</text:a></text:span></text:p>
            <text:p text:style-name="P19"><text:span text:style-name="T16"><text:a xlink:href="https://docs.gradle.org/2.5/userguide/gradle_daemon.html" xlink:type="simple">https://docs.gradle.org/2.5/userguide/gradle_daemon.html</text:a></text:span></text:p>
          </draw:text-box>
        </draw:frame>
        <presentation:notes draw:style-name="dp2">
          <draw:page-thumbnail draw:style-name="gr2"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3"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plugins</text:span><text:span text:style-name="T1"> </text:span></text:p>
          </draw:text-box>
        </draw:frame>
        <draw:frame presentation:style-name="pr3" draw:text-style-name="P8" draw:layer="layout" svg:width="24.4cm" svg:height="12.18cm" svg:x="1.4cm" svg:y="4.914cm" presentation:class="outline" presentation:user-transformed="true">
          <draw:text-box>
            <text:list text:style-name="L2">
              <text:list-item>
                <text:p text:style-name="P18"><text:span text:style-name="T15">IDEA</text:span></text:p>
              </text:list-item>
            </text:list>
            <text:p text:style-name="P18"><text:span text:style-name="T15">Generates an IDEA module file. Also generates an IDEA project and workspace file if the project is the root project. One focus of the IDEA plugin is to be open to customization. The plugin provides a standardized set of hooks for adding and removing content from the generated files.</text:span></text:p>
            <text:list text:continue-numbering="true" text:style-name="L2">
              <text:list-item>
                <text:p text:style-name="P18"><text:span text:style-name="T15">Other possible plugins:</text:span></text:p>
              </text:list-item>
            </text:list>
            <text:p text:style-name="P18"><text:span text:style-name="T15">Java (default :-) ), Groovy, Scala, Jetty, Checkstyle, Findbugs, …</text:span></text:p>
            <text:p text:style-name="P18"><text:span text:style-name="T15"/></text:p>
            <text:p text:style-name="P18"><text:span text:style-name="T15"/></text:p>
            <text:p/>
          </draw:text-box>
        </draw:frame>
        <draw:frame draw:style-name="gr3" draw:text-style-name="P12" draw:layer="layout" svg:width="21.4cm" svg:height="1.673cm" svg:x="1.4cm" svg:y="18.6cm">
          <draw:text-box>
            <text:p><text:span text:style-name="T13">Quelle: </text:span><text:span text:style-name="T16"><text:a xlink:href="https://docs.gradle.org/current/userguide/idea_plugin.html" xlink:type="simple">https://docs.gradle.org/current/userguide/idea_plugin.html</text:a></text:span></text:p>
            <text:p text:style-name="P19"><text:span text:style-name="T16"><text:a xlink:href="https://plugins.gradle.org/" xlink:type="simple">https://plugins.gradle.org/</text:a></text:span></text:p>
          </draw:text-box>
        </draw:frame>
        <presentation:notes draw:style-name="dp2">
          <draw:page-thumbnail draw:style-name="gr2"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4"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Lazybones</text:span></text:p>
          </draw:text-box>
        </draw:frame>
        <draw:frame presentation:style-name="pr3" draw:layer="layout" svg:width="25.199cm" svg:height="12.179cm" svg:x="1.4cm" svg:y="4.914cm" presentation:class="outline" presentation:user-transformed="true">
          <draw:text-box>
            <text:p>Lazybones is a command line tool that will bootstrap a project. It allows to create a new project structure for any framework or library for which the tool has a template.</text:p>
            <text:p/>
            <text:p><text:span text:style-name="T20">gvm install lazybones</text:span></text:p>
            <text:p><text:span text:style-name="T20">Lazybones list</text:span></text:p>
            <text:p><text:span text:style-name="T20">lazybones create ratpack hugo --with-git</text:span></text:p>
            <text:p/>
          </draw:text-box>
        </draw:frame>
        <draw:frame draw:style-name="gr1" draw:text-style-name="P12" draw:layer="layout" svg:width="15cm" svg:height="0.962cm" svg:x="1.4cm" svg:y="19.238cm">
          <draw:text-box>
            <text:p><text:span text:style-name="T13">Quelle: </text:span><text:span text:style-name="T13"><text:a xlink:href="https://github.com/pledbrook/lazybones" xlink:type="simple">https://github.com/pledbrook/lazybones</text:a></text:span></text:p>
          </draw:text-box>
        </draw:frame>
        <presentation:notes draw:style-name="dp2">
          <draw:page-thumbnail draw:style-name="gr2"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Ratpack</text:span></text:p>
          </draw:text-box>
        </draw:frame>
        <draw:frame presentation:style-name="pr3" draw:layer="layout" svg:width="25.199cm" svg:height="12.179cm" svg:x="1.4cm" svg:y="4.914cm" presentation:class="outline">
          <draw:text-box>
            <text:p>Simple, lean &amp; powerful library to build HTTP apps. Built on Java and the Netty event-driven networking engine. The API is optimized for Groovy and Java 8.</text:p>
            <text:p/>
          </draw:text-box>
        </draw:frame>
        <draw:frame draw:style-name="gr1" draw:text-style-name="P12" draw:layer="layout" svg:width="12.4cm" svg:height="0.962cm" svg:x="1.4cm" svg:y="19.238cm">
          <draw:text-box>
            <text:p><text:span text:style-name="T13">Quelle: </text:span><text:span text:style-name="T13"><text:a xlink:href="https://github.com/ratpack/ratpack" xlink:type="simple">https://github.com/ratpack/ratpack</text:a></text:span></text:p>
          </draw:text-box>
        </draw:frame>
        <presentation:notes draw:style-name="dp2">
          <draw:page-thumbnail draw:style-name="gr2"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Ratpack – </text:span><text:span text:style-name="T14">continous development</text:span></text:p>
          </draw:text-box>
        </draw:frame>
        <draw:frame presentation:style-name="pr3" draw:layer="layout" svg:width="25.199cm" svg:height="12.179cm" svg:x="1.4cm" svg:y="4.914cm" presentation:class="outline">
          <draw:text-box>
            <text:p>If running the app <text:span text:style-name="T21">via IDEA</text:span>, you must build the project after changing a class to see the change. IDEA does not automatically compile changes when there is an active “run” session.</text:p>
            <text:p/>
            <text:p>If running the app via Gradle (i.e. “./gradlew run”) you can open another terminal and recompile via “./gradlew classes”. You do not need to restart the app.</text:p>
            <text:p/>
          </draw:text-box>
        </draw:frame>
        <draw:frame draw:style-name="gr1" draw:text-style-name="P12" draw:layer="layout" svg:width="20.8cm" svg:height="0.962cm" svg:x="1.4cm" svg:y="19.238cm">
          <draw:text-box>
            <text:p><text:span text:style-name="T13">Quelle: </text:span><text:span text:style-name="T13"><text:a xlink:href="https://github.com/ratpack/example-ratpack-gradle-groovy-app" xlink:type="simple">https://github.com/ratpack/example-ratpack-gradle-groovy-app</text:a></text:span></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Ratpack – </text:span><text:span text:style-name="T14">handler</text:span></text:p>
          </draw:text-box>
        </draw:frame>
        <draw:frame presentation:style-name="pr3" draw:layer="layout" svg:width="25.199cm" svg:height="12.179cm" svg:x="1.4cm" svg:y="4.914cm" presentation:class="outline">
          <draw:text-box>
            <text:p>Ratpack is built on top of Netty, a non-blocking HTTP server. Once the Ratpack server is started, it will listen for incoming requests, and for each, will execute all the handlers defined in the handler chain. Conceptually, a handler is just a function that acts on a handling context.</text:p>
            <text:p>Ratpack is not Servlet API-based, so don’t expect things HttpServletRequest or HttpSession. However, you can think of handlers as a mix of a Servlet and a Filter.</text:p>
            <text:p/>
          </draw:text-box>
        </draw:frame>
        <draw:frame draw:style-name="gr1" draw:text-style-name="P12" draw:layer="layout" svg:width="15.8cm" svg:height="0.962cm" svg:x="1.4cm" svg:y="19.238cm">
          <draw:text-box>
            <text:p><text:span text:style-name="T13">Quelle: </text:span><text:span text:style-name="T13"><text:a xlink:href="http://alvarosanchez.github.io/ratpack-101/" xlink:type="simple">http://alvarosanchez.github.io/ratpack-101/</text:a></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Lib's &amp; Frameworks</text:span></text:p>
          </draw:text-box>
        </draw:frame>
        <draw:frame presentation:style-name="pr3" draw:layer="layout" svg:width="22.74cm" svg:height="12.18cm" svg:x="1.4cm" svg:y="4.91cm" presentation:class="outline" presentation:user-transformed="true">
          <draw:text-box>
            <text:p><text:span text:style-name="T21">Groovy Academy Slides</text:span></text:p>
            <text:p><text:span text:style-name="T22"><text:a xlink:href="https://github.com/soehmann/academy" xlink:type="simple">https://github.com/soehmann/academy</text:a></text:span></text:p>
            <text:p><text:span text:style-name="T21">GVM</text:span></text:p>
            <text:p><text:span text:style-name="T6"><text:a xlink:href="http://gvmtool.net/" xlink:type="simple">http://gvmtool.net/</text:a></text:span></text:p>
            <text:p><text:span text:style-name="T21">Gradle(Wrapper)</text:span></text:p>
            <text:p><text:span text:style-name="T6"><text:a xlink:href="https://docs.gradle.org/current/userguide" xlink:type="simple">https://docs.gradle.org/current/userguide</text:a></text:span></text:p>
            <text:p><text:span text:style-name="T6"><text:a xlink:href="https://docs.gradle.org/current/userguide/gradle_wrapper.html" xlink:type="simple">https://docs.gradle.org/current/userguide/gradle_wrapper.html</text:a></text:span></text:p>
            <text:p><text:span text:style-name="T21">Groovy</text:span></text:p>
            <text:p><text:span text:style-name="T6"><text:a xlink:href="http://groovy-lang.org/" xlink:type="simple">http://groovy-lang.org/</text:a></text:span></text:p>
            <text:p><text:span text:style-name="T6"><text:a xlink:href="http://groovy-lang.org/documentation.html" xlink:type="simple">http://groovy-lang.org/documentation.html</text:a></text:span></text:p>
            <text:p/>
            <text:p/>
          </draw:text-box>
        </draw:frame>
        <presentation:notes draw:style-name="dp2">
          <draw:page-thumbnail draw:style-name="gr2"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Lib's &amp; Frameworks</text:span></text:p>
          </draw:text-box>
        </draw:frame>
        <draw:frame presentation:style-name="pr3" draw:layer="layout" svg:width="22.74cm" svg:height="12.18cm" svg:x="1.4cm" svg:y="4.91cm" presentation:class="outline" presentation:user-transformed="true">
          <draw:text-box>
            <text:p><text:span text:style-name="T21">Ratpack</text:span></text:p>
            <text:p><text:span text:style-name="T6"><text:a xlink:href="http://ratpack.io/" xlink:type="simple">http://ratpack.io</text:a></text:span></text:p>
            <text:p><text:span text:style-name="T6"><text:a xlink:href="https://github.com/ratpack/hands-on-ratpack" xlink:type="simple">https://github.com/ratpack/hands-on-ratpack</text:a></text:span></text:p>
            <text:p><text:span text:style-name="T6"><text:a xlink:href="https://github.com/ratpack/example-ratpack-gradle-groovy-app" xlink:type="simple">https://github.com/ratpack/example-ratpack-gradle-groovy-app</text:a></text:span></text:p>
            <text:p><text:span text:style-name="T6">https://github.com/ratpack</text:span></text:p>
            <text:p><text:span text:style-name="T21">Ratpack with Lazybones</text:span></text:p>
            <text:p><text:span text:style-name="T6"><text:a xlink:href="https://github.com/pledbrook/lazybones" xlink:type="simple">https://github.com/pledbrook/lazybones</text:a></text:span></text:p>
            <text:p><text:span text:style-name="T6"><text:a xlink:href="http://ratpack.io/manual/current/quick-start.html#using_lazybones_project_templates" xlink:type="simple">http://ratpack.io/manual/current/quick-start.html#using_lazybones_project_templates</text:a></text:span></text:p>
            <text:p><text:span text:style-name="T21">Angular</text:span></text:p>
            <text:p><text:span text:style-name="T6"><text:a xlink:href="https://angularjs.de/artikel/angularjs-tutorial-deutsch" xlink:type="simple">https://angularjs.de/artikel/angularjs-tutorial-deutsch</text:a></text:span></text:p>
            <text:p><text:span text:style-name="T6"><text:a xlink:href="http://campus.codeschool.com/courses/shaping-up-with-angular-js/contents" xlink:type="simple">http://campus.codeschool.com/courses/shaping-up-with-angular-js/contents</text:a></text:span></text:p>
            <text:p/>
          </draw:text-box>
        </draw:frame>
        <presentation:notes draw:style-name="dp2">
          <draw:page-thumbnail draw:style-name="gr2"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postmaster">
        <draw:frame draw:style-name="gr1" draw:text-style-name="P2" draw:layer="layout" svg:width="13.8cm" svg:height="1.991cm" svg:x="7.6cm" svg:y="9.009cm">
          <draw:text-box>
            <text:p text:style-name="P1"><text:span text:style-name="T1">Danke</text:span></text:p>
          </draw:text-box>
        </draw:frame>
        <presentation:notes draw:style-name="dp2">
          <draw:page-thumbnail draw:style-name="gr2"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postmaster-background" style:family="presentation">
      <style:graphic-properties draw:stroke="none" draw:fill="solid" draw:fill-color="#ffd320" draw:fill-image-width="0cm" draw:fill-image-height="0cm"/>
      <style:text-properties style:letter-kerning="true"/>
    </style:style>
    <style:style style:name="postmaster-backgroundobjects" style:family="presentation">
      <style:graphic-properties draw:textarea-horizontal-align="justify" draw:shadow="hidden" draw:shadow-offset-x="0.2cm" draw:shadow-offset-y="0.2cm" draw:shadow-color="#808080"/>
      <style:text-properties style:letter-kerning="true"/>
    </style:style>
    <style:style style:name="post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master-outline1" style:family="presentation">
      <style:graphic-properties draw:stroke="none" draw:fill="none" draw:auto-grow-height="false" draw:fit-to-size="shrink-to-fit">
        <text:list-style style:name="post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master-outline2" style:family="presentation" style:parent-style-name="postmaster-outline1">
      <style:paragraph-properties fo:margin-top="0cm" fo:margin-bottom="0.4cm"/>
      <style:text-properties fo:font-size="28pt" style:font-size-asian="28pt" style:font-size-complex="28pt"/>
    </style:style>
    <style:style style:name="postmaster-outline3" style:family="presentation" style:parent-style-name="postmaster-outline2">
      <style:paragraph-properties fo:margin-top="0cm" fo:margin-bottom="0.3cm"/>
      <style:text-properties fo:font-size="24pt" style:font-size-asian="24pt" style:font-size-complex="24pt"/>
    </style:style>
    <style:style style:name="postmaster-outline4" style:family="presentation" style:parent-style-name="postmaster-outline3">
      <style:paragraph-properties fo:margin-top="0cm" fo:margin-bottom="0.2cm"/>
      <style:text-properties fo:font-size="20pt" style:font-size-asian="20pt" style:font-size-complex="20pt"/>
    </style:style>
    <style:style style:name="postmaster-outline5" style:family="presentation" style:parent-style-name="postmaster-outline4">
      <style:paragraph-properties fo:margin-top="0cm" fo:margin-bottom="0.1cm"/>
      <style:text-properties fo:font-size="20pt" style:font-size-asian="20pt" style:font-size-complex="20pt"/>
    </style:style>
    <style:style style:name="postmaster-outline6" style:family="presentation" style:parent-style-name="postmaster-outline5">
      <style:paragraph-properties fo:margin-top="0cm" fo:margin-bottom="0.1cm"/>
      <style:text-properties fo:font-size="20pt" style:font-size-asian="20pt" style:font-size-complex="20pt"/>
    </style:style>
    <style:style style:name="postmaster-outline7" style:family="presentation" style:parent-style-name="postmaster-outline6">
      <style:paragraph-properties fo:margin-top="0cm" fo:margin-bottom="0.1cm"/>
      <style:text-properties fo:font-size="20pt" style:font-size-asian="20pt" style:font-size-complex="20pt"/>
    </style:style>
    <style:style style:name="postmaster-outline8" style:family="presentation" style:parent-style-name="postmaster-outline7">
      <style:paragraph-properties fo:margin-top="0cm" fo:margin-bottom="0.1cm"/>
      <style:text-properties fo:font-size="20pt" style:font-size-asian="20pt" style:font-size-complex="20pt"/>
    </style:style>
    <style:style style:name="postmaster-outline9" style:family="presentation" style:parent-style-name="postmaster-outline8">
      <style:paragraph-properties fo:margin-top="0cm" fo:margin-bottom="0.1cm"/>
      <style:text-properties fo:font-size="20pt" style:font-size-asian="20pt" style:font-size-complex="20pt"/>
    </style:style>
    <style:style style:name="postmaster-subtitle" style:family="presentation">
      <style:graphic-properties draw:stroke="none" draw:fill="none" draw:textarea-vertical-align="middle">
        <text:list-style style:name="post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master-title" style:family="presentation">
      <style:graphic-properties draw:stroke="none" draw:fill="none" draw:textarea-vertical-align="middle">
        <text:list-style style:name="post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d32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ostmaster-backgroundobjects">
      <style:graphic-properties draw:stroke="none" draw:fill="none" draw:fill-color="#ffffff" draw:auto-grow-height="false" fo:min-height="1.449cm"/>
    </style:style>
    <style:style style:name="Mpr2" style:family="presentation" style:parent-style-name="postmaster-backgroundobjects">
      <style:graphic-properties draw:stroke="none" draw:fill="none" draw:fill-color="#ffffff" draw:auto-grow-height="false" fo:min-height="1.485cm"/>
    </style:style>
    <style:style style:name="Mpr3" style:family="presentation" style:parent-style-name="post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postmaster" style:page-layout-name="PM1" draw:style-name="Mdp1">
      <office:forms form:automatic-focus="false" form:apply-design-mode="false"/>
      <draw:frame presentation:style-name="postmaster-title" draw:layer="backgroundobjects" svg:width="21.999cm" svg:height="2.563cm" svg:x="4.6cm" svg:y="0.837cm" presentation:class="title" presentation:placeholder="true">
        <draw:text-box/>
      </draw:frame>
      <draw:frame presentation:style-name="postmaster-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5cm" svg:height="2.42cm" svg:x="1.8cm" svg:y="0cm">
        <draw:image xlink:href="Pictures/10000201000000A20000009D76FC29C7.png" xlink:type="simple" xlink:show="embed" xlink:actuate="onLoad">
          <text:p/>
        </draw:image>
      </draw:frame>
      <presentation:notes style:page-layout-name="PM0">
        <office:forms form:automatic-focus="false" form:apply-design-mode="false"/>
        <draw:page-thumbnail presentation:style-name="postmaster-title" draw:layer="backgroundobjects" svg:width="14.848cm" svg:height="11.136cm" svg:x="3.075cm" svg:y="2.257cm" presentation:class="page"/>
        <draw:frame presentation:style-name="post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09:58:54.943229934</meta:creation-date>
    <dc:date>2015-08-27T08:00:37.403068817</dc:date>
    <meta:editing-duration>PT10H57M54S</meta:editing-duration>
    <meta:editing-cycles>35</meta:editing-cycles>
    <meta:generator>LibreOffice/4.2.8.2$Linux_X86_64 LibreOffice_project/420m0$Build-2</meta:generator>
    <dc:creator>Sven Ehmann</dc:creator>
    <meta:document-statistic meta:object-count="112"/>
  </office:meta>
</office:document-meta>
</file>